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artMimeMessage.getDefaul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rtMimeMessage.SmartMimeMessage( Session session , @ Nullable String defaultEncoding , @ Nullable FileTypeMap defaultFileTyp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martMimeMessage.getDefaultFileTyp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